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0.58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 tableooo:tab-color="#00cc33"/>
    </style:style>
    <style:style style:name="ta2" style:family="table" style:master-page-name="Default">
      <style:table-properties table:display="true" style:writing-mode="lr-tb" tableooo:tab-color="#ffff00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02cm solid #cccccc"/>
      <style:text-properties fo:font-size="12pt" style:font-size-asian="12pt" style:font-size-complex="12pt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opacity="100%" draw:opacity-name="Transparency_20_1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2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La liste est doublement chainé et fermé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Le pointeur de cette liste est toujours sur le sommet (tete de lecture)</text:p>
          </table:table-cell>
          <table:table-cell table:number-columns-repeated="1016"/>
        </table:table-row>
        <table:table-row table:style-name="ro1">
          <table:table-cell table:number-columns-repeated="7"/>
          <table:table-cell>
            <draw:line table:end-cell-address="Sheet2.H5" table:end-x="0.13cm" table:end-y="0.181cm" draw:z-index="9" draw:style-name="gr1" draw:text-style-name="P1" svg:x1="0.099cm" svg:y1="0.733cm" svg:x2="0.13cm" svg:y2="0.211cm">
              <text:p/>
            </draw:line>
            <draw:line table:end-cell-address="Sheet2.O4" table:end-x="2.162cm" table:end-y="0.406cm" draw:z-index="11" draw:style-name="gr1" draw:text-style-name="P1" svg:x1="0.099cm" svg:y1="0.243cm" svg:x2="17.969cm" svg:y2="0.406cm">
              <text:p/>
            </draw:line>
          </table:table-cell>
          <table:table-cell table:number-columns-repeated="6"/>
          <table:table-cell>
            <draw:line table:end-cell-address="Sheet2.O5" table:end-x="2.195cm" table:end-y="0.378cm" draw:z-index="10" draw:style-name="gr1" draw:text-style-name="P1" svg:x1="2.195cm" svg:y1="0.93cm" svg:x2="2.195cm" svg:y2="0.406cm">
              <text:p/>
            </draw:line>
          </table:table-cell>
          <table:table-cell table:number-columns-repeated="1009"/>
        </table:table-row>
        <table:table-row table:style-name="ro1">
          <table:table-cell table:number-columns-repeated="6"/>
          <table:table-cell>
            <draw:rect table:end-cell-address="Sheet2.H7" table:end-x="0.679cm" table:end-y="0.321cm" draw:z-index="0" draw:style-name="gr2" draw:text-style-name="P1" svg:width="1.613cm" svg:height="1.309cm" svg:x="1.324cm" svg:y="0.149cm">
              <text:p/>
            </draw:rect>
          </table:table-cell>
          <table:table-cell/>
          <table:table-cell>
            <draw:rect table:end-cell-address="Sheet2.J7" table:end-x="0.615cm" table:end-y="0.483cm" draw:z-index="1" draw:style-name="gr2" draw:text-style-name="P1" svg:width="1.613cm" svg:height="1.309cm" svg:x="1.26cm" svg:y="0.311cm">
              <text:p/>
            </draw:rect>
          </table:table-cell>
          <table:table-cell/>
          <table:table-cell>
            <draw:rect table:end-cell-address="Sheet2.L7" table:end-x="0.486cm" table:end-y="0.386cm" draw:z-index="2" draw:style-name="gr2" draw:text-style-name="P1" svg:width="1.613cm" svg:height="1.309cm" svg:x="1.131cm" svg:y="0.214cm">
              <text:p/>
            </draw:rect>
          </table:table-cell>
          <table:table-cell/>
          <table:table-cell>
            <draw:rect table:end-cell-address="Sheet2.N7" table:end-x="0.487cm" table:end-y="0.386cm" draw:z-index="3" draw:style-name="gr2" draw:text-style-name="P1" svg:width="1.613cm" svg:height="1.309cm" svg:x="1.132cm" svg:y="0.214cm">
              <text:p/>
            </draw:rect>
          </table:table-cell>
          <table:table-cell/>
          <table:table-cell>
            <draw:rect table:end-cell-address="Sheet2.P7" table:end-x="0.582cm" table:end-y="0.453cm" draw:z-index="4" draw:style-name="gr2" draw:text-style-name="P1" svg:width="1.613cm" svg:height="1.309cm" svg:x="1.227cm" svg:y="0.281cm">
              <text:p/>
            </draw:rect>
          </table:table-cell>
          <table:table-cell table:number-columns-repeated="1009"/>
        </table:table-row>
        <table:table-row table:style-name="ro2">
          <table:table-cell table:number-columns-repeated="6"/>
          <table:table-cell office:value-type="float" office:value="5">
            <text:p>5</text:p>
          </table:table-cell>
          <table:table-cell>
            <draw:line table:end-cell-address="Sheet2.I6" table:end-x="1.258cm" table:end-y="0.381cm" draw:z-index="5" draw:style-name="gr1" draw:text-style-name="P1" svg:x1="0.647cm" svg:y1="0.35cm" svg:x2="3.517cm" svg:y2="0.381cm">
              <text:p/>
            </draw:line>
          </table:table-cell>
          <table:table-cell office:value-type="float" office:value="4">
            <text:p>4</text:p>
          </table:table-cell>
          <table:table-cell>
            <draw:line table:end-cell-address="Sheet2.K6" table:end-x="1.033cm" table:end-y="0.251cm" draw:z-index="6" draw:style-name="gr1" draw:text-style-name="P1" svg:x1="0.613cm" svg:y1="0.251cm" svg:x2="3.291cm" svg:y2="0.22cm">
              <text:p/>
            </draw:line>
          </table:table-cell>
          <table:table-cell office:value-type="float" office:value="1">
            <text:p>1</text:p>
          </table:table-cell>
          <table:table-cell>
            <draw:line table:end-cell-address="Sheet2.M6" table:end-x="1.13cm" table:end-y="0.153cm" draw:z-index="7" draw:style-name="gr1" draw:text-style-name="P1" svg:x1="0.452cm" svg:y1="0.153cm" svg:x2="3.388cm" svg:y2="0.121cm">
              <text:p/>
            </draw:line>
          </table:table-cell>
          <table:table-cell office:value-type="float" office:value="2">
            <text:p>2</text:p>
          </table:table-cell>
          <table:table-cell>
            <draw:line table:end-cell-address="Sheet2.O6" table:end-x="1.227cm" table:end-y="0.381cm" draw:z-index="8" draw:style-name="gr1" draw:text-style-name="P1" svg:x1="0.324cm" svg:y1="0.22cm" svg:x2="3.485cm" svg:y2="0.381cm">
              <text:p/>
            </draw:line>
          </table:table-cell>
          <table:table-cell office:value-type="float" office:value="3">
            <text:p>3</text:p>
          </table:table-cell>
          <table:table-cell office:value-type="string">
            <text:p><text:s text:c="7"/>← tete de lecture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L'algorythme claptrap 2 :</text:p>
          </table:table-cell>
          <table:table-cell table:number-columns-repeated="1017"/>
        </table:table-row>
        <table:table-row table:style-name="ro2">
          <table:table-cell table:number-columns-repeated="7"/>
          <table:table-cell office:value-type="string">
            <text:p>- Inscrire sur chaque élément son poid !</text:p>
          </table:table-cell>
          <table:table-cell table:number-columns-repeated="1016"/>
        </table:table-row>
        <table:table-row table:style-name="ro2">
          <table:table-cell table:number-columns-repeated="8"/>
          <table:table-cell office:value-type="string">
            <text:p>- Poid 2 = l'élément de gauche est plus grand, l'élément de droite est plus petit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- Poid 1 = l'élément de gauche ou de droite ne correspond pas au critére descendant de trie</text:p>
          </table:table-cell>
          <table:table-cell table:number-columns-repeated="1015"/>
        </table:table-row>
        <table:table-row table:style-name="ro2">
          <table:table-cell table:number-columns-repeated="8"/>
          <table:table-cell office:value-type="string">
            <text:p>- Poid 0 = l'élément gauche est plus petit, l'élément droite est plus grand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- Chercher l'élément à 0 le plus proche, ou à 1 et le replac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- Recalculer les poid et recommenc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- Si tout les poid sont à 2 la liste est trié et prête pour un rotate fi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- Pour replacer un nombre on pratique un swap ou un push b - push a en fonction de la distance à parcouri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- On replace un poid pret de l'élément 2 le plus proche, ou 1 ou 0 <text:span text:style-name="T1">(</text:span>dans cet ordre<text:span text:style-name="T1">)</text:span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>
            <text:p>poid</text:p>
          </table:table-cell>
          <table:table-cell table:number-columns-repeated="5"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string">
            <text:p>elemen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L'algorythme quicksort :</text:p>
          </table:table-cell>
          <table:table-cell table:number-columns-repeated="1017"/>
        </table:table-row>
        <table:table-row table:style-name="ro2">
          <table:table-cell table:number-columns-repeated="7"/>
          <table:table-cell office:value-type="string">
            <text:p>- Chaque élement possède une indication trié ou no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- On lit depuis le premier élément non trié jusqu'au dernier ou un tour de complet de bouc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- On enregistre ainsi le point de départ et de fin de liste, on trouve l'élément représentant le milieux de cette lis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- On démarre le trie en sortant les élément plus petit jusqu'a le rencontrer, puis on réinsére ces élément 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- Enfin on retourne en arrière pour insérer les élément plus grand à gauche du pivo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- On recommence l'opération de découverte de list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- Si une liste n'a que 3 élément il faut appliquer des swap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Chaque algorythme copie la stack A pour éxécuter la résolution en enregistrant l'historique des mouvement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A la fin le plus petit score est affiché comme algorythme choisis</text:p>
          </table:table-cell>
          <table:table-cell table:number-columns-repeated="1017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2" table:print="false">
        <table:table-column table:style-name="co1" table:number-columns-repeated="1024" table:default-cell-style-name="ce2"/>
        <table:table-row table:style-name="ro3">
          <table:table-cell office:value-type="string">
            <text:p>Fonction récursive pour trouver les erre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-&gt; prendre le premier element recu -&gt; positionner la liste résolu à cette même position et avancer simultanément les deux pour controler.</text:p>
          </table:table-cell>
          <table:table-cell table:number-columns-repeated="1023"/>
        </table:table-row>
        <table:table-row table:style-name="ro4">
          <table:table-cell office:value-type="string">
            <text:p>-&gt; si erreur on vérifie s'il s'agit d'un swap avec le suivant -&gt; si oui marqué la variable "eval" avec la nouvelle valeur due au swap pour les deux elements puis retourner un nouvel appel de cette fonction</text:p>
          </table:table-cell>
          <table:table-cell table:number-columns-repeated="1023"/>
        </table:table-row>
        <table:table-row table:style-name="ro4">
          <table:table-cell office:value-type="string">
            <text:p>-&gt; si l'erreur ne se corrige pas via un swap, noter la valeur eval du nombre a cet emplacement </text:p>
          </table:table-cell>
          <table:table-cell table:number-columns-repeated="1023"/>
        </table:table-row>
        <table:table-row table:style-name="ro3" table:number-rows-repeated="9">
          <table:table-cell table:number-columns-repeated="1024"/>
        </table:table-row>
        <table:table-row table:style-name="ro4">
          <table:table-cell office:value-type="string">
            <text:p>-&gt; La liste des élément est doublement chainé, la racine est la tete de lecture,</text:p>
          </table:table-cell>
          <table:table-cell table:number-columns-repeated="1023"/>
        </table:table-row>
        <table:table-row table:style-name="ro4">
          <table:table-cell office:value-type="string">
            <text:p>pour une liste tel que 5 4 1 3 2, la tete de lecture est le maillon 2, en fonction des opération effectuer on change le pointeur route pour quil corresponde a la tete de lecture</text:p>
          </table:table-cell>
          <table:table-cell table:number-columns-repeated="18"/>
          <table:table-cell office:value-type="string">
            <text:p>Créer une liste d'attente de commande indiquant la direction de rotation a effectuer quand aucune instruction</text:p>
          </table:table-cell>
          <table:table-cell table:number-columns-repeated="1004"/>
        </table:table-row>
        <table:table-row table:style-name="ro4">
          <table:table-cell office:value-type="string">
            <text:p>-&gt; pour démarer la recherche d'erreur il faut trouver celle qui est la plus proch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office:value-type="string">
            <text:p>-&gt; fonction eval, démarre la lecture dans un sens a la recherche d'une erreur en comptant le nombre de rotation</text:p>
          </table:table-cell>
          <table:table-cell table:number-columns-repeated="1023"/>
        </table:table-row>
        <table:table-row table:style-name="ro3">
          <table:table-cell office:value-type="string">
            <text:p>-&gt; fais pareil dans l'autre sens et choisis celui des deux qui est le plus proch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&gt; une fois l'erreur choisis, détermine de quel type elle est</text:p>
          </table:table-cell>
          <table:table-cell table:number-columns-repeated="6"/>
          <table:table-cell office:value-type="string">
            <text:p>LISTE →</text:p>
          </table:table-cell>
          <table:table-cell table:number-columns-repeated="1016"/>
        </table:table-row>
        <table:table-row table:style-name="ro4">
          <table:table-cell/>
          <table:table-cell office:value-type="string">
            <text:p>- swap de 1 à x</text:p>
          </table:table-cell>
          <table:table-cell/>
          <table:table-cell office:value-type="string">
            <text:p>X = valeur maximal avant push b et reposition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6"/>
          <table:table-cell office:value-type="string">
            <text:p>solution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012"/>
        </table:table-row>
        <table:table-row table:style-name="ro3" table:number-rows-repeated="4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Default"/>
          <table:table-cell table:number-columns-repeated="6"/>
          <table:table-cell table:style-name="ce3" table:number-columns-repeated="5"/>
          <table:table-cell table:number-columns-repeated="1012"/>
        </table:table-row>
        <table:table-row table:style-name="ro3">
          <table:table-cell table:number-columns-repeated="7"/>
          <table:table-cell table:style-name="ce3" table:number-columns-repeated="5"/>
          <table:table-cell table:number-columns-repeated="2"/>
          <table:table-cell office:value-type="string">
            <text:p>Instruction</text:p>
          </table:table-cell>
          <table:table-cell table:number-columns-repeated="1009"/>
        </table:table-row>
        <table:table-row table:style-name="ro4">
          <table:table-cell table:number-columns-repeated="7"/>
          <table:table-cell table:style-name="ce3" table:number-columns-repeated="5"/>
          <table:table-cell table:number-columns-repeated="2"/>
          <table:table-cell office:value-type="string">
            <text:p>Valeur</text:p>
          </table:table-cell>
          <table:table-cell office:value-type="string">
            <text:p>Diréction</text:p>
          </table:table-cell>
          <table:table-cell office:value-type="string">
            <text:p>Instruction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table:number-columns-repeated="5"/>
          <table:table-cell table:number-columns-repeated="2"/>
          <table:table-cell office:value-type="float" office:value="2">
            <text:p>2</text:p>
          </table:table-cell>
          <table:table-cell office:value-type="string">
            <text:p>&lt;-ro</text:p>
          </table:table-cell>
          <table:table-cell table:number-columns-repeated="1008"/>
        </table:table-row>
        <table:table-row table:style-name="ro3">
          <table:table-cell table:number-columns-repeated="7"/>
          <table:table-cell table:style-name="ce3" table:number-columns-repeated="5"/>
          <table:table-cell table:number-columns-repeated="2"/>
          <table:table-cell office:value-type="float" office:value="3">
            <text:p>3</text:p>
          </table:table-cell>
          <table:table-cell office:value-type="string">
            <text:p>swap</text:p>
          </table:table-cell>
          <table:table-cell table:number-columns-repeated="1008"/>
        </table:table-row>
        <table:table-row table:style-name="ro3">
          <table:table-cell table:number-columns-repeated="7"/>
          <table:table-cell table:style-name="ce3" table:number-columns-repeated="5"/>
          <table:table-cell table:number-columns-repeated="2"/>
          <table:table-cell office:value-type="float" office:value="3">
            <text:p>3</text:p>
          </table:table-cell>
          <table:table-cell table:number-columns-repeated="1009"/>
        </table:table-row>
        <table:table-row table:style-name="ro3" table:number-rows-repeated="5">
          <table:table-cell table:number-columns-repeated="7"/>
          <table:table-cell table:style-name="ce3" table:number-columns-repeated="5"/>
          <table:table-cell table:number-columns-repeated="1012"/>
        </table:table-row>
        <table:table-row table:style-name="ro4">
          <table:table-cell table:number-columns-repeated="7"/>
          <table:table-cell table:style-name="ce3" table:number-columns-repeated="3"/>
          <table:table-cell table:style-name="ce3" office:value-type="string">
            <text:p>swa, ro-&gt;</text:p>
          </table:table-cell>
          <table:table-cell table:style-name="ce3" office:value-type="string">
            <text:p>swa</text:p>
          </table:table-cell>
          <table:table-cell table:number-columns-repeated="1012"/>
        </table:table-row>
        <table:table-row table:style-name="ro4">
          <table:table-cell table:number-columns-repeated="6"/>
          <table:table-cell office:value-type="string">
            <text:p>eval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1012"/>
        </table:table-row>
        <table:table-row table:style-name="ro4">
          <table:table-cell table:number-columns-repeated="6"/>
          <table:table-cell office:value-type="string">
            <text:p>element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1012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opacity draw:name="Transparency_20_1" draw:display-name="Transparency 1" draw:style="radial" draw:cx="50%" draw:cy="50%" draw:start="100%" draw:end="0%" draw:border="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/04/2016</text:date>, <text:time>06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LINHARDT</meta:initial-creator>
    <meta:creation-date>2016-04-16T04:25:41</meta:creation-date>
    <meta:generator>OpenOffice/4.1.2$Unix OpenOffice.org_project/412m3$Build-9782</meta:generator>
    <dc:date>2016-04-16T06:48:59</dc:date>
    <dc:creator>Michael LINHARDT</dc:creator>
    <meta:editing-duration>PT2H23M19S</meta:editing-duration>
    <meta:editing-cycles>5</meta:editing-cycles>
    <meta:document-statistic meta:table-count="3" meta:cell-count="83" meta:object-count="12"/>
  </office:meta>
</office:document-meta>
</file>